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bccd" officeooo:paragraph-rsid="000fbccd"/>
    </style:style>
    <style:style style:name="P2" style:family="paragraph" style:parent-style-name="Preformatted_20_Text">
      <style:text-properties officeooo:paragraph-rsid="000fbccd"/>
    </style:style>
    <style:style style:name="P3" style:family="paragraph" style:parent-style-name="Standard">
      <style:text-properties officeooo:rsid="000a9b32" officeooo:paragraph-rsid="000a9b32"/>
    </style:style>
    <style:style style:name="P4" style:family="paragraph" style:parent-style-name="Standard">
      <style:text-properties officeooo:paragraph-rsid="000a9b32"/>
    </style:style>
    <style:style style:name="P5" style:family="paragraph" style:parent-style-name="Standard">
      <style:text-properties officeooo:rsid="000e11b6" officeooo:paragraph-rsid="000e11b6"/>
    </style:style>
    <style:style style:name="P6" style:family="paragraph" style:parent-style-name="Standard">
      <style:text-properties officeooo:rsid="000fbccd" officeooo:paragraph-rsid="000fbccd"/>
    </style:style>
    <style:style style:name="P7" style:family="paragraph" style:parent-style-name="Standard">
      <style:text-properties officeooo:paragraph-rsid="000fbccd"/>
    </style:style>
    <style:style style:name="P8" style:family="paragraph" style:parent-style-name="Standard">
      <style:text-properties officeooo:rsid="00107084" officeooo:paragraph-rsid="00107084"/>
    </style:style>
    <style:style style:name="P9" style:family="paragraph" style:parent-style-name="Standard">
      <style:text-properties officeooo:paragraph-rsid="00107084"/>
    </style:style>
    <style:style style:name="P10" style:family="paragraph" style:parent-style-name="Standard">
      <style:text-properties officeooo:paragraph-rsid="001205ff"/>
    </style:style>
    <style:style style:name="P11" style:family="paragraph" style:parent-style-name="Standard">
      <style:text-properties style:font-name="Liberation Sans1" fo:font-size="11pt" officeooo:rsid="000e11b6" officeooo:paragraph-rsid="000e11b6"/>
    </style:style>
    <style:style style:name="P12" style:family="paragraph" style:parent-style-name="Standard">
      <style:text-properties style:font-name="Liberation Sans1" fo:font-size="11pt" officeooo:rsid="00156ee6" officeooo:paragraph-rsid="00156ee6"/>
    </style:style>
    <style:style style:name="P13" style:family="paragraph" style:parent-style-name="Standard">
      <style:text-properties style:font-name="Liberation Sans1" fo:font-size="11pt" officeooo:rsid="00209827" officeooo:paragraph-rsid="00209827"/>
    </style:style>
    <style:style style:name="P14" style:family="paragraph" style:parent-style-name="Standard">
      <style:text-properties style:font-name="Liberation Sans1" fo:font-size="11pt" officeooo:rsid="002254b8" officeooo:paragraph-rsid="002254b8"/>
    </style:style>
    <style:style style:name="P15" style:family="paragraph" style:parent-style-name="Standard">
      <style:text-properties officeooo:paragraph-rsid="00156ee6"/>
    </style:style>
    <style:style style:name="P16" style:family="paragraph" style:parent-style-name="Heading">
      <style:text-properties style:font-name="Liberation Sans" fo:font-size="14pt" officeooo:rsid="0015fc18" officeooo:paragraph-rsid="0015fc18" style:font-name-asian="Noto Sans CJK SC" style:font-size-asian="14pt" style:font-name-complex="Lohit Devanagari" style:font-size-complex="14pt"/>
    </style:style>
    <style:style style:name="P17" style:family="paragraph" style:parent-style-name="Text_20_body">
      <style:text-properties officeooo:paragraph-rsid="00191e12"/>
    </style:style>
    <style:style style:name="P18" style:family="paragraph" style:parent-style-name="Standard" style:list-style-name="L1">
      <style:text-properties style:font-name="Liberation Sans1" fo:font-size="11pt" officeooo:rsid="00156ee6" officeooo:paragraph-rsid="00156ee6"/>
    </style:style>
    <style:style style:name="T1" style:family="text">
      <style:text-properties officeooo:rsid="000e11b6"/>
    </style:style>
    <style:style style:name="T2" style:family="text">
      <style:text-properties style:font-name="Liberation Sans1" fo:font-size="11pt" officeooo:rsid="000e11b6"/>
    </style:style>
    <style:style style:name="T3" style:family="text">
      <style:text-properties style:font-name="Liberation Sans1" fo:font-size="11pt" officeooo:rsid="000fbccd"/>
    </style:style>
    <style:style style:name="T4" style:family="text">
      <style:text-properties style:font-name="Liberation Sans1" fo:font-size="11pt" officeooo:rsid="0010d9b0"/>
    </style:style>
    <style:style style:name="T5" style:family="text">
      <style:text-properties style:font-name="Liberation Sans1" fo:font-size="11pt" officeooo:rsid="001205ff"/>
    </style:style>
    <style:style style:name="T6" style:family="text">
      <style:text-properties style:font-name="Liberation Sans1" fo:font-size="11pt" officeooo:rsid="00156ee6"/>
    </style:style>
    <style:style style:name="T7" style:family="text">
      <style:text-properties style:font-name="Liberation Sans1" fo:font-size="11pt" officeooo:rsid="00191e12"/>
    </style:style>
    <style:style style:name="T8" style:family="text">
      <style:text-properties officeooo:rsid="000fbcc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bccd" style:font-weight-asian="bold" style:font-weight-complex="bold"/>
    </style:style>
    <style:style style:name="T11" style:family="text">
      <style:text-properties officeooo:rsid="00107084"/>
    </style:style>
    <style:style style:name="T12" style:family="text">
      <style:text-properties officeooo:rsid="0010d9b0"/>
    </style:style>
    <style:style style:name="T13" style:family="text">
      <style:text-properties officeooo:rsid="001205ff"/>
    </style:style>
    <style:style style:name="T14" style:family="text">
      <style:text-properties officeooo:rsid="00156ee6"/>
    </style:style>
    <style:style style:name="T15" style:family="text">
      <style:text-properties officeooo:rsid="0015fc18"/>
    </style:style>
    <style:style style:name="T16" style:family="text">
      <style:text-properties officeooo:rsid="001650e2"/>
    </style:style>
    <style:style style:name="T17" style:family="text">
      <style:text-properties officeooo:rsid="00184e18"/>
    </style:style>
    <style:style style:name="T18" style:family="text">
      <style:text-properties officeooo:rsid="00191e12"/>
    </style:style>
    <style:style style:name="T19" style:family="text">
      <style:text-properties officeooo:rsid="001fd3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cm" fo:text-indent="-0.635cm" fo:margin-left="1.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5cm" fo:text-indent="-0.635cm" fo:margin-left="2.3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cm" fo:text-indent="-0.635cm" fo:margin-left="2.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5cm" fo:text-indent="-0.635cm" fo:margin-left="3.5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cm" fo:text-indent="-0.635cm" fo:margin-left="4.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5cm" fo:text-indent="-0.635cm" fo:margin-left="4.8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cm" fo:text-indent="-0.635cm" fo:margin-left="5.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5cm" fo:text-indent="-0.635cm" fo:margin-left="6.1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cm" fo:text-indent="-0.635cm" fo:margin-left="6.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5cm" fo:text-indent="-0.635cm" fo:margin-left="7.4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Identificadores de command objects (backing beans)</text:p>
      <text:p text:style-name="P4"><text:span text:style-name="T2">Nas views, b</text:span><text:span text:style-name="T1">acking beans </text:span><text:span text:style-name="T2">são referenciados por identificadores.</text:span></text:p>
      <text:p text:style-name="P11">No controlador:</text:p>
      <text:p text:style-name="P11"/>
      <text:p text:style-name="Preformatted_20_Text">model.addAttribute("fabricantes", fabricantes);</text:p>
      <text:p text:style-name="P11"/>
      <text:p text:style-name="P11">Na view:</text:p>
      <text:p text:style-name="P11"/>
      <text:p text:style-name="Preformatted_20_Text">th:each="f: ${fabricantes}"</text:p>
      <text:p text:style-name="P3"/>
      <text:p text:style-name="P5">Um backing bean pode ser definido como parâmetro de método em um controlador:</text:p>
      <text:p text:style-name="P5"/>
      <text:p text:style-name="Preformatted_20_Text">public String fabricantesSalvar(</text:p>
      <text:p text:style-name="Preformatted_20_Text"><text:s text:c="3"/><text:span text:style-name="T9">@ModelAttribute</text:span><text:span text:style-name="T10">("fabricante")</text:span> @Valid Fabricante fabricante, </text:p>
      <text:p text:style-name="Preformatted_20_Text"><text:s text:c="3"/>BindingResult br, </text:p>
      <text:p text:style-name="Preformatted_20_Text"><text:s text:c="3"/>final RedirectAttributes rAttrs</text:p>
      <text:p text:style-name="Preformatted_20_Text">)</text:p>
      <text:p text:style-name="P5"/>
      <text:p text:style-name="P7"><text:span text:style-name="T8">Também é possível omitir </text:span><text:span text:style-name="T3">o</text:span><text:span text:style-name="T8"> identificador:</text:span></text:p>
      <text:p text:style-name="P6"/>
      <text:p text:style-name="P2">public String fabricantesSalvar(</text:p>
      <text:p text:style-name="P2"><text:s text:c="3"/><text:span text:style-name="T9">@ModelAttribute</text:span> @Valid Fabricante fabricante, </text:p>
      <text:p text:style-name="P2"><text:s text:c="3"/>BindingResult br, </text:p>
      <text:p text:style-name="P2"><text:s text:c="3"/>final RedirectAttributes rAttrs</text:p>
      <text:p text:style-name="P1">)</text:p>
      <text:p text:style-name="P6"/>
      <text:p text:style-name="P7"><text:span text:style-name="T8">Neste caso, Spring atribuirá um identificador padrão o qual é igual ao nome da classe do backing bean mas com a primeira letra em minúsculo. No exemplo a seguir, o backing bean terá </text:span><text:span text:style-name="Teletype">tipoVeiculo</text:span><text:span text:style-name="T8"> como identficador.</text:span></text:p>
      <text:p text:style-name="P6"/>
      <text:p text:style-name="Preformatted_20_Text">@PostMapping("/salvar")</text:p>
      <text:p text:style-name="Preformatted_20_Text">public String tipoVeiculoSalvar(</text:p>
      <text:p text:style-name="Preformatted_20_Text"><text:s text:c="4"/><text:span text:style-name="T9">@ModelAttribute @Valid TipoVeiculo tipoVeiculo</text:span>, </text:p>
      <text:p text:style-name="Preformatted_20_Text"><text:s text:c="4"/>BindingResult br, </text:p>
      <text:p text:style-name="Preformatted_20_Text"><text:s text:c="4"/>final RedirectAttributes rAttrs</text:p>
      <text:p text:style-name="Preformatted_20_Text">)</text:p>
      <text:p text:style-name="P6"/>
      <text:p text:style-name="Heading">Operador de navegação segura</text:p>
      <text:p text:style-name="P9"><text:span text:style-name="T11">É um recurso da Spring EL. Evita a ocorrência de </text:span><text:span text:style-name="Teletype">NullPointerException</text:span><text:span text:style-name="T11"> caso tente-</text:span><text:span text:style-name="T15">se</text:span><text:span text:style-name="T11"> usar/acessar um</text:span><text:span text:style-name="T12">a</text:span><text:span text:style-name="T11"> variável nula. </text:span><text:span text:style-name="T12">No exemplo a seguir, o atributo </text:span><text:span text:style-name="Teletype">value</text:span><text:span text:style-name="T12"> receberá </text:span><text:span text:style-name="Teletype">null</text:span><text:span text:style-name="T4"> caso fabricante seja nulo</text:span><text:span text:style-name="T12">.</text:span></text:p>
      <text:p text:style-name="P8"/>
      <text:p text:style-name="Preformatted_20_Text">th:value="*{fabricante?.id}"</text:p>
      <text:p text:style-name="P8"/>
      <text:p text:style-name="Heading">Thymeleaf e componentes <text:span text:style-name="T13">de formulário do</text:span> Shoelace</text:p>
      <text:p text:style-name="P10"><text:span text:style-name="T13">Componentes Shoelace usam tags diferentes das tags HTML de campos de formulário. </text:span><text:span text:style-name="T5">Consequentemente</text:span><text:span text:style-name="T13">, </text:span><text:span text:style-name="Teletype">th:field</text:span><text:span text:style-name="T13"> não funciona nos componentes Shoelace. Desta forma, temos que definir por conta própria os valores dos atributos </text:span><text:span text:style-name="Teletype">name</text:span><text:span text:style-name="T13"> e </text:span><text:span text:style-name="Teletype">value</text:span><text:span text:style-name="T13">.</text:span></text:p>
      <text:p text:style-name="P10"/>
      <text:p text:style-name="Preformatted_20_Text"/>
      <text:p text:style-name="Preformatted_20_Text"><text:soft-page-break/>&lt;form action="#" th:action="@{/modelos/salvar}" th:object="${modelo}" method="post"&gt;</text:p>
      <text:p text:style-name="Preformatted_20_Text">…</text:p>
      <text:p text:style-name="Preformatted_20_Text">&lt;sl-select label="Fabricante" <text:span text:style-name="T9">th:value="*{fabricante?.id}"</text:span> <text:span text:style-name="T9">th:name="fabricante"</text:span>&gt;</text:p>
      <text:p text:style-name="Preformatted_20_Text"><text:s text:c="4"/>&lt;sl-option th:each="f : ${fabricantes}" th:value="${f.id}" th:text="${f.descricao}"&gt;Option 1&lt;/sl-option&gt;</text:p>
      <text:p text:style-name="Preformatted_20_Text">&lt;/sl-select&gt;</text:p>
      <text:p text:style-name="Preformatted_20_Text">…</text:p>
      <text:p text:style-name="Preformatted_20_Text">&lt;/form&gt;</text:p>
      <text:p text:style-name="P10"/>
      <text:p text:style-name="P16">Segurança</text:p>
      <text:p text:style-name="Text_20_body"><text:span text:style-name="T16">A anotação </text:span><text:span text:style-name="Teletype"><text:span text:style-name="T16">@EnableWebSecurity</text:span></text:span><text:span text:style-name="T16"> aplica a configuração padrão de segurança do Spring para uma aplicação web: todos os endpoints (URLs?) da aplicação só podem ser acessadas por usuários autenticados. </text:span><text:span text:style-name="T17">Note que é necessário usar a </text:span><text:span text:style-name="Teletype"><text:span text:style-name="T17">@Configuration</text:span></text:span><text:span text:style-name="T17"> na classe de configuração do Spring Security.</text:span></text:p>
      <text:p text:style-name="P17"><text:span text:style-name="T18">A anotação </text:span><text:span text:style-name="Teletype"><text:span text:style-name="T18">@EnableMethodSecurity</text:span></text:span><text:span text:style-name="T18"> habilita o uso das anotações </text:span><text:span text:style-name="T7">de configuração para autorização de acesso.</text:span></text:p>
      <text:p text:style-name="Heading">Submissão de formulários</text:p>
      <text:p text:style-name="P15"><text:span text:style-name="T14">Formulários submetidos por meio de </text:span><text:span text:style-name="T6">HTTP</text:span><text:span text:style-name="T14"> GET não necessitam do token CSRF.</text:span></text:p>
      <text:p text:style-name="P15"><text:span text:style-name="T14">Formulários submetidos por meio de </text:span><text:span text:style-name="T6">HTTP</text:span><text:span text:style-name="T14"> </text:span><text:span text:style-name="T6">POST (e os outros métodos?)</text:span><text:span text:style-name="T14"> necessitam do token CSRF. Este token é inserido automaticamente pelo Thymeleaf quando a URL do formulário é indicada por </text:span><text:span text:style-name="T6">através do atributo </text:span><text:span text:style-name="Teletype">th:action</text:span><text:span text:style-name="T6">.</text:span></text:p>
      <text:p text:style-name="Heading">Testes</text:p>
      <text:p text:style-name="P12"><text:span text:style-name="Teletype">spring-boot-starter-test</text:span> “Starter”, which imports both Spring Boot test modules as well as JUnit Jupiter <text:span text:style-name="T19">(Junit 5)</text:span>, AssertJ, Hamcrest, and a number of other useful libraries.</text:p>
      <text:p text:style-name="P12"/>
      <text:p text:style-name="P12">The spring-boot-starter-test “Starter” (in the test scope) contains the following provided libraries:</text:p>
      <text:p text:style-name="P12"/>
      <text:list xml:id="list3075820596" text:style-name="L1">
        <text:list-item>
          <text:p text:style-name="P18">JUnit 5: The de-facto standard for unit testing Java applications.</text:p>
        </text:list-item>
        <text:list-item>
          <text:p text:style-name="P18">Spring Test &amp; Spring Boot Test: Utilities and integration test support for Spring Boot applications.</text:p>
        </text:list-item>
        <text:list-item>
          <text:p text:style-name="P18">AssertJ: A fluent assertion library.</text:p>
        </text:list-item>
        <text:list-item>
          <text:p text:style-name="P18">Hamcrest: A library of matcher objects (also known as constraints or predicates).</text:p>
        </text:list-item>
        <text:list-item>
          <text:p text:style-name="P18">Mockito: A Java mocking framework.</text:p>
        </text:list-item>
        <text:list-item>
          <text:p text:style-name="P18">JSONassert: An assertion library for JSON.</text:p>
        </text:list-item>
        <text:list-item>
          <text:p text:style-name="P18">JsonPath: XPath for JSON.</text:p>
        </text:list-item>
        <text:list-item>
          <text:p text:style-name="P18">Awaitility: A library for testing asynchronous systems.</text:p>
        </text:list-item>
      </text:list>
      <text:p text:style-name="P13"/>
      <text:p text:style-name="P13">Outras bibliotecas de testes podem ser usadas.</text:p>
      <text:p text:style-name="P14"/>
      <text:p text:style-name="P14">The <text:span text:style-name="Teletype">@SpringBootTest </text:span>annotation works by creating the ApplicationContext used in your tests through SpringApplication. In addition to <text:span text:style-name="Teletype">@SpringBootTest </text:span>a number of other annotations are also provided for testing more specific slices of an application. By default, <text:span text:style-name="Teletype">@SpringBootTest</text:span> will not start a server. You can use the webEnvironment attribute of <text:span text:style-name="Teletype">@SpringBootTest</text:span> to further refine how your tests run.</text:p>
      <text:p text:style-name="P14"/>
      <text:p text:style-name="P14"><text:soft-page-break/></text:p>
      <text:p text:style-name="P14"/>
      <text:p text:style-name="P14">If you are familiar with the Spring Test Framework, you may be used to using <text:span text:style-name="Teletype">@ContextConfiguration(classes=…​)</text:span> in order to specify which Spring <text:span text:style-name="Teletype">@Configuration</text:span> to load. When testing Spring Boot applications, this is often not required. Spring Boot’s <text:span text:style-name="Teletype">@*Test</text:span> annotations search for your primary configuration automatically whenever you do not explicitly define one.</text:p>
      <text:p text:style-name="P14"/>
      <text:p text:style-name="P14">The search algorithm works up from the package that contains the test until it finds a class annotated with <text:span text:style-name="Teletype">@SpringBootApplication</text:span> or <text:span text:style-name="Teletype">@SpringBootConfiguration</text:span>. As long as you structured your code in a sensible way, your main configuration is usually found.</text:p>
      <text:p text:style-name="P14"/>
      <text:p text:style-name="P14">You can use the <text:span text:style-name="Teletype">@DataJpaTest</text:span> annotation to test JPA applications. By default, it scans for <text:span text:style-name="Teletype">@Entity</text:span> classes and configures Spring Data JPA repositories. If an embedded database is available on the classpath, it configures one as well. SQL queries are logged by default by setting the <text:span text:style-name="Teletype">spring.jpa.show-sql</text:span> property to true. This can be disabled using the <text:span text:style-name="Teletype">showSql</text:span> attribute of the annotation. Regular <text:span text:style-name="Teletype">@Component</text:span> and <text:span text:style-name="Teletype">@ConfigurationProperties</text:span> beans are not scanned when the <text:span text:style-name="Teletype">@DataJpaTest </text:span>annotation is used. <text:span text:style-name="Teletype">@EnableConfigurationProperties</text:span> can be used to include <text:span text:style-name="Teletype">@ConfigurationProperties</text:span> beans. By default, data JPA tests are transactional and roll back at the end of each test. If that is not what you want, you can disable transaction management for a test or for the whole class.</text:p>
      <text:p text:style-name="P14"/>
      <text:p text:style-name="P14">The standard properties file that Spring Boot picks up automatically when running an application is called <text:span text:style-name="Teletype">application.properties</text:span>. It resides in the <text:span text:style-name="Teletype">src/main/resources</text:span> folder. If we want to use different properties for tests, we can override the properties file in the <text:span text:style-name="Teletype">main</text:span> folder by placing another file with the same name in <text:span text:style-name="Teletype">src/test/resources</text:span>. The <text:span text:style-name="Teletype">application.properties</text:span> file in the <text:span text:style-name="Teletype">src/test/resources</text:span> folder should contain the standard key-value pairs necessary for configuring a data source. These properties are prefixed with <text:span text:style-name="Teletype">spring.datasourc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9T09:44:08.939036198</meta:creation-date>
    <dc:date>2024-06-09T06:50:11.798053949</dc:date>
    <meta:editing-duration>PT2H43M56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3" meta:paragraph-count="60" meta:word-count="744" meta:character-count="5649" meta:non-whitespace-character-count="4679"/>
  </office:meta>
</office:document-meta>
</file>